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tle">
      <style:text-properties officeooo:rsid="000d40bc" officeooo:paragraph-rsid="000d40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</text:p>
      <text:p text:style-name="Text_20_body"/>
      <text:h text:style-name="Heading_20_1" text:outline-level="1">HEADING 1</text:h>
      <text:h text:style-name="Heading_20_2" text:outline-level="2">HEADING 2</text:h>
      <text:h text:style-name="Heading_20_3" text:outline-level="3">HEADING 3</text:h>
      <text:p text:style-name="Quotations">Quo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Turner</meta:initial-creator>
    <meta:creation-date>2016-06-22T17:02:36.447591671</meta:creation-date>
    <meta:generator>LibreOffice/5.2.5.1$Linux_X86_64 LibreOffice_project/20m0$Build-1</meta:generator>
    <dc:date>2017-02-05T16:28:52.991310518</dc:date>
    <dc:creator>Andrew Turner</dc:creator>
    <meta:editing-duration>PT3M6S</meta:editing-duration>
    <meta:editing-cycles>2</meta:editing-cycles>
    <meta:document-statistic meta:table-count="0" meta:image-count="0" meta:object-count="0" meta:page-count="1" meta:paragraph-count="5" meta:word-count="8" meta:character-count="37" meta:non-whitespace-character-count="34"/>
  </office:meta>
</office:document-meta>
</file>